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d8b6"/>
    </style:style>
    <style:style style:name="P2" style:family="paragraph" style:parent-style-name="Standard">
      <style:text-properties officeooo:rsid="0002d8b6" officeooo:paragraph-rsid="0002d8b6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text-properties fo:color="#6a9955" style:font-name="Droid Sans Mono" fo:font-size="10.5pt" fo:font-weight="normal" officeooo:rsid="0002d8b6" officeooo:paragraph-rsid="0002d8b6" fo:background-color="#1e1e1e"/>
    </style:style>
    <style:style style:name="T1" style:family="text">
      <style:text-properties officeooo:rsid="0002d8b6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WAGGER LINK:</text:span></text:p>
      <text:p text:style-name="P1"/>
      <text:p text:style-name="P2">LOCAL: <text:a xlink:type="simple" xlink:href="http://localhost:4000/api-docs/" text:style-name="Internet_20_link" text:visited-style-name="Visited_20_Internet_20_Link">http://localhost:4000/api-docs/</text:a>#<text:line-break/></text:p>
      <text:p text:style-name="P2">If you want to switch to staging, you need to make a change in public/api-docs/index.html </text:p>
      <text:p text:style-name="P2"/>
      <text:p text:style-name="P5">// Build a system</text:p>
      <text:p text:style-name="P3"><text:span text:style-name="T2">const</text:span> <text:span text:style-name="T3">ui</text:span> = <text:span text:style-name="T4">SwaggerUIBundle</text:span>({</text:p>
      <text:p text:style-name="P3"><text:span text:style-name="T3">url:</text:span> <text:span text:style-name="T5">"http://10.68.252.223:4000/swagger.json"</text:span>,</text:p>
      <text:p text:style-name="P4">// url: "http://localhost:4000/swagger.json",</text:p>
      <text:p text:style-name="P2"/>
      <text:p text:style-name="P2">comment the local url and add the staging url.</text:p>
      <text:p text:style-name="P1"/>
      <text:p text:style-name="P1"><text:span text:style-name="T1">STAGING: </text:span><text:a xlink:type="simple" xlink:href="http://10.68.252.223:4000/api-docs/" text:style-name="Internet_20_link" text:visited-style-name="Visited_20_Internet_20_Link">http://10.68.252.223:4000/api-docs/</text:a>#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38:04.023881512</meta:creation-date>
    <dc:date>2019-03-19T11:42:27.551356905</dc:date>
    <meta:editing-duration>PT4M24S</meta:editing-duration>
    <meta:editing-cycles>1</meta:editing-cycles>
    <meta:document-statistic meta:table-count="0" meta:image-count="0" meta:object-count="0" meta:page-count="1" meta:paragraph-count="9" meta:word-count="43" meta:character-count="372" meta:non-whitespace-character-count="334"/>
    <meta:generator>LibreOffice/6.0.7.3$Linux_X86_64 LibreOffice_project/00m0$Build-3</meta:generator>
  </office:meta>
</office:document-meta>
</file>